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.AppleSystemUIFont, system-ui, 'Segoe UI', 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52cm" fo:margin-top="0cm" fo:margin-bottom="0cm" loext:contextual-spacing="false" fo:orphans="2" fo:widows="2" fo:text-indent="0cm" style:auto-text-indent="false"/>
      <style:text-properties fo:font-variant="normal" fo:text-transform="none" fo:color="#17394d" style:font-name="apple-system" fo:font-size="7.94999980926514pt" fo:letter-spacing="normal" fo:font-style="normal" fo:font-weight="normal"/>
    </style:style>
    <style:style style:name="P2" style:family="paragraph" style:parent-style-name="Text_20_body">
      <style:paragraph-properties fo:margin-left="0cm" fo:margin-right="0.52cm" fo:margin-top="0cm" fo:margin-bottom="0cm" loext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394d" style:font-name="apple-system" fo:font-size="7.94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ОО «СамЛюксПринт»<text:line-break/>Р/с 40702810154400023350 дата открытия 15.03.2017<text:line-break/>ПАО «Сбербанк» Самарское отделение №6991<text:line-break/>к/сч 30101810200000000607<text:line-break/>Бик 043601607<text:line-break/>ИНН/КПП 6311111970/631201001<text:line-break/>ОКВЭД 65.12<text:line-break/>ОКПО 02750515<text:line-break/>ОГРН 1096311000290<text:line-break/>Юр. адрес: 443095, г. Самара, ул. Ташкентская 151 А</text:p>
      <text:p text:style-name="P3">Директор Плахов Андрей Алексеевич действует на основании Устава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.AppleSystemUIFont, system-ui, 'Segoe UI', 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1:14:51.478756000</meta:creation-date>
    <dc:date>2019-04-08T11:15:41.220789000</dc:date>
    <meta:editing-duration>PT52S</meta:editing-duration>
    <meta:editing-cycles>2</meta:editing-cycles>
    <meta:generator>LibreOffice/6.1.3.2$MacOSX_X86_64 LibreOffice_project/86daf60bf00efa86ad547e59e09d6bb77c699acb</meta:generator>
    <meta:document-statistic meta:table-count="0" meta:image-count="0" meta:object-count="0" meta:page-count="1" meta:paragraph-count="2" meta:word-count="41" meta:character-count="338" meta:non-whitespace-character-count="299"/>
  </office:meta>
</office:document-meta>
</file>